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47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2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4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32" office:value-type="float" office:value="1692" calcext:value-type="float">
            <text:p>1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32" office:value-type="float" office:value="1203" calcext:value-type="float">
            <text:p>1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32" office:value-type="float" office:value="1091" calcext:value-type="float">
            <text:p>1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32" office:value-type="float" office:value="1180" calcext:value-type="float">
            <text:p>1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32" office:value-type="float" office:value="1052" calcext:value-type="float">
            <text:p>1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32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32" office:value-type="float" office:value="1113.5" calcext:value-type="float">
            <text:p>1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32" office:value-type="float" office:value="1048" calcext:value-type="float">
            <text:p>1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32" office:value-type="float" office:value="1260" calcext:value-type="float">
            <text:p>1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32" office:value-type="float" office:value="1059" calcext:value-type="float">
            <text:p>1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300" calcext:value-type="float">
            <text:p>300</text:p>
          </table:table-cell>
          <table:table-cell office:value-type="float" office:value="1608" calcext:value-type="float">
            <text:p>1,608.0</text:p>
          </table:table-cell>
          <table:table-cell office:value-type="float" office:value="1618" calcext:value-type="float">
            <text:p>1618.0</text:p>
          </table:table-cell>
          <table:table-cell/>
          <table:table-cell office:value-type="string" calcext:value-type="string">
            <text:p>11/10 中間決算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800" calcext:value-type="float">
            <text:p>800</text:p>
          </table:table-cell>
          <table:table-cell office:value-type="float" office:value="1355.75" calcext:value-type="float">
            <text:p>1,355.8</text:p>
          </table:table-cell>
          <table:table-cell office:value-type="float" office:value="1356" calcext:value-type="float">
            <text:p>1356.0</text:p>
          </table:table-cell>
          <table:table-cell table:number-columns-repeated="16378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11" calcext:value-type="float">
            <text:p>1011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5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200" calcext:value-type="float">
            <text:p>200</text:p>
          </table:table-cell>
          <table:table-cell office:value-type="float" office:value="702.5" calcext:value-type="float">
            <text:p>702.5</text:p>
          </table:table-cell>
          <table:table-cell office:value-type="float" office:value="703" calcext:value-type="float">
            <text:p>703.0</text:p>
          </table:table-cell>
          <table:table-cell/>
          <table:table-cell office:value-type="string" calcext:value-type="string">
            <text:p>11/14 中間決算×</text:p>
          </table:table-cell>
          <table:table-cell/>
          <table:table-cell table:style-name="ce26" table:number-columns-repeated="16375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300" calcext:value-type="float">
            <text:p>300</text:p>
          </table:table-cell>
          <table:table-cell office:value-type="float" office:value="1814.93" calcext:value-type="float">
            <text:p>1,814.9</text:p>
          </table:table-cell>
          <table:table-cell office:value-type="float" office:value="1815" calcext:value-type="float">
            <text:p>1815.0</text:p>
          </table:table-cell>
          <table:table-cell/>
          <table:table-cell office:value-type="string" calcext:value-type="string">
            <text:p>11/14 中間決算△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200" calcext:value-type="float">
            <text:p>200</text:p>
          </table:table-cell>
          <table:table-cell office:value-type="float" office:value="865.5" calcext:value-type="float">
            <text:p>865.5</text:p>
          </table:table-cell>
          <table:table-cell office:value-type="float" office:value="866" calcext:value-type="float">
            <text:p>866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ワタミ</text:p>
          </table:table-cell>
          <table:table-cell office:value-type="float" office:value="7522" calcext:value-type="float">
            <text:p>7522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,018.0</text:p>
          </table:table-cell>
          <table:table-cell office:value-type="float" office:value="1028" calcext:value-type="float">
            <text:p>1028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00/00/00</text:date>, <text:time style:data-style-name="N2" text:time-value="04:51:40.80729952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0T05:09:30.079955050</dc:date>
    <meta:editing-duration>P4DT9H56M20S</meta:editing-duration>
    <meta:editing-cycles>824</meta:editing-cycles>
    <meta:document-statistic meta:table-count="2" meta:cell-count="1307" meta:object-count="0"/>
  </office:meta>
</office:document-meta>
</file>